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3.155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2.5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81cm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1.143cm" svg:x="1.889cm" svg:y="4.239cm">
          <text:p text:style-name="P1">MultiVerte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143cm" svg:x="15.224cm" svg:y="4.264cm">
          <text:p text:style-name="P1">Cor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143cm" svg:x="8.874cm" svg:y="4.239cm">
          <text:p text:style-name="P1">Wedg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5.572cm" svg:y1="4.81cm" svg:x2="8.874cm" svg:y2="4.81cm">
          <text:p/>
        </draw:line>
        <draw:line draw:style-name="gr3" draw:text-style-name="P3" draw:layer="layout" svg:x1="11.922cm" svg:y1="4.81cm" svg:x2="15.224cm" svg:y2="4.81cm">
          <text:p/>
        </draw:line>
        <draw:frame draw:style-name="gr4" draw:text-style-name="P4" draw:layer="layout" svg:width="2.159cm" svg:height="1.397cm" svg:x="7.477cm" svg:y="3.921cm">
          <draw:text-box>
            <text:p>1..*</text:p>
          </draw:text-box>
        </draw:frame>
        <draw:frame draw:style-name="gr4" draw:text-style-name="P4" draw:layer="layout" svg:width="2.159cm" svg:height="1.397cm" svg:x="13.827cm" svg:y="3.921cm">
          <draw:text-box>
            <text:p>1..*</text:p>
          </draw:text-box>
        </draw:frame>
        <draw:frame draw:style-name="gr4" draw:text-style-name="P4" draw:layer="layout" svg:width="2.159cm" svg:height="1.397cm" svg:x="5.699cm" svg:y="3.921cm">
          <draw:text-box>
            <text:p>1</text:p>
          </draw:text-box>
        </draw:frame>
        <draw:frame draw:style-name="gr4" draw:text-style-name="P4" draw:layer="layout" svg:width="2.159cm" svg:height="1.397cm" svg:x="11.922cm" svg:y="3.921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0:09:06.836000000</meta:creation-date>
    <dc:date>2018-04-16T10:12:14.079000000</dc:date>
    <meta:editing-duration>P2DT19H32M58S</meta:editing-duration>
    <meta:editing-cycles>2</meta:editing-cycles>
    <meta:generator>LibreOffice/6.0.0.3$Windows_X86_64 LibreOffice_project/64a0f66915f38c6217de274f0aa8e15618924765</meta:generator>
    <meta:document-statistic meta:object-count="9"/>
  </office:meta>
</office:document-meta>
</file>